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 text:style-name="P1"><text:span text:style-name="T1">Efficient Shared Tenant Task Scheduling in Rust</text:span>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bstra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ecute a set of tasks as efficiently as possible on a multi-core machine</text:p>
              </text:list-item>
              <text:list-item>
                <text:p>Limit the penalty of long running tasks on overall efficiency of the system</text:p>
              </text:list-item>
              <text:list-item>
                <text:p>Maintain process safety among executing code</text:p>
              </text:list-item>
              <text:list-item>
                <text:p>Must provide a flexible, easy to use Task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hallenges in Schedul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ensive context switches for threads and processes</text:p>
              </text:list-item>
              <text:list-item>
                <text:p>High throughput policies conflict with low-latency policies</text:p>
              </text:list-item>
              <text:list-item>
                <text:p>Safety and iso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ossible Solu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er space threads</text:p>
                <text:list>
                  <text:list-item>
                    <text:p>Reduce cost of preempting</text:p>
                  </text:list-item>
                </text:list>
              </text:list-item>
              <text:list-item>
                <text:p>Multi-Level Feedback Queue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imeline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20:47:31.511604123</meta:creation-date>
    <meta:editing-duration>PT16M41S</meta:editing-duration>
    <meta:editing-cycles>3</meta:editing-cycles>
    <meta:generator>LibreOffice/5.4.5.1$Linux_X86_64 LibreOffice_project/40m0$Build-1</meta:generator>
    <dc:date>2018-02-28T09:28:31.563072681</dc:date>
    <meta:document-statistic meta:object-count="5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